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1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Heading_20_1">
      <style:paragraph-properties fo:text-align="start" style:justify-single-word="false"/>
      <style:text-properties style:font-name="Open Sans" officeooo:paragraph-rsid="0019cd0a" style:font-name-complex="Open Sans"/>
    </style:style>
    <style:style style:name="P2" style:family="paragraph" style:parent-style-name="Heading_20_2">
      <style:paragraph-properties fo:text-align="start" style:justify-single-word="false"/>
      <style:text-properties style:font-name="Open Sans" officeooo:paragraph-rsid="0019cd0a" style:font-name-complex="Open Sans"/>
    </style:style>
    <style:style style:name="P3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name-complex="Open Sans" style:font-style-complex="italic" style:font-weight-complex="normal"/>
    </style:style>
    <style:style style:name="P4" style:family="paragraph" style:parent-style-name="Text_20_body" style:list-style-name="L2">
      <style:paragraph-properties fo:text-align="start" style:justify-single-word="false"/>
      <style:text-properties style:font-name="Open Sans" officeooo:rsid="0030be96" officeooo:paragraph-rsid="00378fad" style:font-name-complex="Open Sans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Open Sans" officeooo:rsid="00378fad" officeooo:paragraph-rsid="00378fad" style:font-name-complex="Open Sans"/>
    </style:style>
    <style:style style:name="P6" style:family="paragraph" style:parent-style-name="Text_20_body">
      <style:paragraph-properties fo:text-align="start" style:justify-single-word="false"/>
      <style:text-properties style:font-name="Open Sans" officeooo:paragraph-rsid="0019cd0a" style:font-name-complex="Open Sans"/>
    </style:style>
    <style:style style:name="P7" style:family="paragraph" style:parent-style-name="Standard">
      <style:text-properties style:font-name="Open Sans" officeooo:paragraph-rsid="00378fad" style:font-name-complex="Open Sans"/>
    </style:style>
    <style:style style:name="P8" style:family="paragraph" style:parent-style-name="Standard" style:list-style-name="L3">
      <style:text-properties style:font-name="Open Sans" officeooo:rsid="00378fad" officeooo:paragraph-rsid="00378fad" style:font-name-complex="Open Sans"/>
    </style:style>
    <style:style style:name="P9" style:family="paragraph" style:parent-style-name="Standard">
      <style:paragraph-properties fo:text-align="start" style:justify-single-word="false"/>
      <style:text-properties style:font-name="Open Sans" officeooo:rsid="00378fad" officeooo:paragraph-rsid="00378fad" style:font-name-complex="Open Sans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name-complex="Open Sans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6baf3" officeooo:paragraph-rsid="0036baf3" style:font-name-complex="Open Sans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3ecc3" officeooo:paragraph-rsid="0033ecc3" style:font-name-complex="Open Sans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Droid Sans Mono" officeooo:rsid="0033ecc3" officeooo:paragraph-rsid="00312265" style:font-name-complex="Open Sans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Droid Sans Mono" officeooo:rsid="0033ecc3" officeooo:paragraph-rsid="0033ecc3" style:font-name-complex="Open Sans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Droid Sans Mono" officeooo:rsid="003448c3" officeooo:paragraph-rsid="003448c3" style:font-name-complex="Open Sans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5962d" officeooo:paragraph-rsid="0035962d" style:font-name-complex="Open Sans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Droid Sans Mono" officeooo:rsid="0035962d" officeooo:paragraph-rsid="0035962d" style:font-name-complex="Open Sans"/>
    </style:style>
    <style:style style:name="P18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3ecc3" officeooo:paragraph-rsid="0033ecc3" style:font-weight-asian="bold" style:font-name-complex="Open Sans" style:font-weight-complex="bold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33e6d0"/>
    </style:style>
    <style:style style:name="T3" style:family="text">
      <style:text-properties style:font-name="Open Sans" officeooo:rsid="0033ecc3"/>
    </style:style>
    <style:style style:name="T4" style:family="text">
      <style:text-properties style:font-name="Open Sans" officeooo:rsid="003448c3"/>
    </style:style>
    <style:style style:name="T5" style:family="text">
      <style:text-properties style:font-name="Open Sans" officeooo:rsid="00373dc5"/>
    </style:style>
    <style:style style:name="T6" style:family="text">
      <style:text-properties style:font-name="Open Sans" officeooo:rsid="00378fad"/>
    </style:style>
    <style:style style:name="T7" style:family="text">
      <style:text-properties style:font-name="Open Sans" fo:font-weight="bold" officeooo:rsid="003448c3" style:font-weight-asian="bold" style:font-weight-complex="bold"/>
    </style:style>
    <style:style style:name="T8" style:family="text">
      <style:text-properties style:font-name="Open Sans" fo:font-weight="bold" officeooo:rsid="00378fad" style:font-weight-asian="bold" style:font-weight-complex="bold"/>
    </style:style>
    <style:style style:name="T9" style:family="text">
      <style:text-properties style:font-name="Open Sans" fo:font-weight="bold" officeooo:rsid="00373dc5" style:font-weight-asian="bold" style:font-weight-complex="bold"/>
    </style:style>
    <style:style style:name="T10" style:family="text">
      <style:text-properties officeooo:rsid="0033e6d0"/>
    </style:style>
    <style:style style:name="T11" style:family="text">
      <style:text-properties officeooo:rsid="003448c3"/>
    </style:style>
    <style:style style:name="T12" style:family="text">
      <style:text-properties officeooo:rsid="00378fad"/>
    </style:style>
    <style:style style:name="T13" style:family="text">
      <style:text-properties fo:font-weight="bold" officeooo:rsid="00378fad" style:font-weight-asian="bold" style:font-weight-complex="bold"/>
    </style:style>
    <style:style style:name="T14" style:family="text">
      <style:text-properties fo:font-weight="bold" officeooo:rsid="003448c3" style:font-weight-asian="bold" style:font-weight-complex="bold"/>
    </style:style>
    <style:style style:name="T15" style:family="text">
      <style:text-properties fo:font-weight="bold" officeooo:rsid="00373dc5" style:font-weight-asian="bold" style:font-weight-complex="bold"/>
    </style:style>
    <style:style style:name="T16" style:family="text">
      <style:text-properties style:font-name="Open Sans1" officeooo:rsid="003bf97f" style:font-name-asian="Open Sans1" style:font-name-complex="Open Sans1"/>
    </style:style>
    <style:style style:name="T17" style:family="text">
      <style:text-properties officeooo:rsid="003bf97f" style:font-name-asian="Open Sans1"/>
    </style:style>
    <style:style style:name="T18" style:family="text">
      <style:text-properties officeooo:rsid="00373d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ame Ranking</text:p>
      <text:p text:style-name="P3">Time limit: 1 sec</text:p>
      <text:p text:style-name="P7"><text:tab/><text:span text:style-name="T12">Everyone love game, so are the students of the algorithm class. We have </text:span><text:span text:style-name="T13">N</text:span><text:span text:style-name="T12"> students in the class (numbered 0 to </text:span><text:span text:style-name="T13">N</text:span><text:span text:style-name="T12">-1). When bored, they find a one-on-one game and play it several times. To increase the fun, they set up a playing season where students compete with each other and the result of every game is recorded. The result of a game between student A and student B is either “A win” or “A lose”. There is no draw. Moreover, since the time is limited, it is possible that some pair of students might have no chance to play a game.</text:span></text:p>
      <text:p text:style-name="P7"><text:tab/><text:span text:style-name="T12">From the result of all games, we wish to create a ranking system. The ranking can be described as follows.</text:span></text:p>
      <text:list xml:id="list8168224773243382941" text:style-name="L3">
        <text:list-item>
          <text:p text:style-name="P8">The rank is numbered from 1 onward. Rank 1 is the best players.</text:p>
        </text:list-item>
        <text:list-item>
          <text:p text:style-name="P8">Each student should have the best rank they can have that does not violate the following rules</text:p>
        </text:list-item>
        <text:list-item>
          <text:p text:style-name="P8">It is possible that two or more student might have the same rank.</text:p>
        </text:list-item>
        <text:list-item>
          <text:p text:style-name="P8">If the result of the game between A and B is “A win”, the rank of A must be better than the rank of B. However, there is some exception as follows.</text:p>
          <text:list>
            <text:list-item>
              <text:p text:style-name="P8">If A won against B, we consider that A “indirectly won” against B and everyone that lost to B.</text:p>
            </text:list-item>
            <text:list-item>
              <text:p text:style-name="P8">If A “indirectly win” against B and at the same time B “indirectly win” against A, we consider A and B to have the same rank. For example, if we have a record that A win against B and B win against C and C win against A, we consider A,B,C to have the same rank.</text:p>
              <text:p text:style-name="P8"/>
            </text:list-item>
          </text:list>
        </text:list-item>
      </text:list>
      <text:p text:style-name="P9"><text:tab/>Your task is to calculate the best ranking of every student. </text:p>
      <text:h text:style-name="P1" text:outline-level="1">Input<text:tab/></text:h>
      <text:list xml:id="list8515647700688854663" text:style-name="L2">
        <text:list-item>
          <text:p text:style-name="P4"><text:span text:style-name="T12">The first line of input contains two integers </text:span><text:span text:style-name="T13">N</text:span><text:span text:style-name="T12"> and </text:span><text:span text:style-name="T13">P</text:span><text:span text:style-name="T12"> which indicate the number of students and the number of game played (1 </text:span><text:span text:style-name="T17">≤</text:span><text:span text:style-name="T11"> </text:span><text:span text:style-name="T14">N</text:span><text:span text:style-name="T11"> </text:span><text:span text:style-name="T17">≤</text:span><text:span text:style-name="T11"> 5,000 และ 0 </text:span><text:span text:style-name="T17">≤</text:span><text:span text:style-name="T18"> </text:span><text:span text:style-name="T15">P</text:span><text:span text:style-name="T18"> </text:span><text:span text:style-name="T17">≤</text:span><text:span text:style-name="T18"> 20,000).</text:span></text:p>
        </text:list-item>
        <text:list-item>
          <text:p text:style-name="P5"><text:span text:style-name="T18">T</text:span>he following P lines indicate the recorded results. Each line contains two integers A and B indicating that A won against B. It is guaranteed that there is no repetitive line.</text:p>
        </text:list-item>
      </text:list>
      <text:h text:style-name="P1" text:outline-level="1">Output</text:h>
      <text:p text:style-name="P6"><text:tab/><text:span text:style-name="T12">The output contains K integers where K is the total number of distinct rank. The first number indicates the number of student that have rank 1, the second number indicates the number of students that have rank 2 and so on until the Kth number that indicates the number of student that have rank K.</text:span></text:p>
      <text:h text:style-name="P1" text:outline-level="1"><text:soft-page-break/>Example </text:h>
      <text:p text:style-name="P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Input</text:p>
          </table:table-cell>
          <table:table-cell table:style-name="Table1.A1" office:value-type="string">
            <text:p text:style-name="P10">Output</text:p>
          </table:table-cell>
        </table:table-row>
        <table:table-row table:style-name="Table1.1">
          <table:table-cell table:style-name="Table1.A1" office:value-type="string">
            <text:p text:style-name="P15">10 0</text:p>
          </table:table-cell>
          <table:table-cell table:style-name="Table1.A1" office:value-type="string">
            <text:p text:style-name="P16">10</text:p>
          </table:table-cell>
        </table:table-row>
        <table:table-row table:style-name="Table1.1">
          <table:table-cell table:style-name="Table1.A3" office:value-type="string">
            <text:p text:style-name="P17">10 2</text:p>
            <text:p text:style-name="P17">5 6</text:p>
            <text:p text:style-name="P17">0 1</text:p>
          </table:table-cell>
          <table:table-cell table:style-name="Table1.A3" office:value-type="string">
            <text:p text:style-name="P16">8 2</text:p>
          </table:table-cell>
        </table:table-row>
        <table:table-row table:style-name="Table1.1">
          <table:table-cell table:style-name="Table1.A3" office:value-type="string">
            <text:p text:style-name="P13">4 3</text:p>
            <text:p text:style-name="P14">0 1</text:p>
            <text:p text:style-name="P14">1 2</text:p>
            <text:p text:style-name="P14">2 3</text:p>
          </table:table-cell>
          <table:table-cell table:style-name="Table1.A3" office:value-type="string">
            <text:p text:style-name="P12">1 1 1 1</text:p>
          </table:table-cell>
        </table:table-row>
        <table:table-row table:style-name="Table1.1">
          <table:table-cell table:style-name="Table1.A3" office:value-type="string">
            <text:p text:style-name="P12">4 5</text:p>
            <text:p text:style-name="P12">0 1</text:p>
            <text:p text:style-name="P12">1 2</text:p>
            <text:p text:style-name="P12">2 0</text:p>
            <text:p text:style-name="P12">2 3</text:p>
            <text:p text:style-name="P12">1 3</text:p>
          </table:table-cell>
          <table:table-cell table:style-name="Table1.A3" office:value-type="string">
            <text:p text:style-name="P12">3 1</text:p>
          </table:table-cell>
        </table:table-row>
        <table:table-row table:style-name="Table1.1">
          <table:table-cell table:style-name="Table1.A3" office:value-type="string">
            <text:p text:style-name="P12">3 2</text:p>
            <text:p text:style-name="P12">0 1</text:p>
            <text:p text:style-name="P12">1 0</text:p>
          </table:table-cell>
          <table:table-cell table:style-name="Table1.A3" office:value-type="string">
            <text:p text:style-name="P11">3</text:p>
          </table:table-cell>
        </table:table-row>
        <table:table-row table:style-name="Table1.1">
          <table:table-cell table:style-name="Table1.A3" office:value-type="string">
            <text:p text:style-name="P12">4 3</text:p>
            <text:p text:style-name="P12">2 1</text:p>
            <text:p text:style-name="P12">2 0</text:p>
            <text:p text:style-name="P12">1 3</text:p>
          </table:table-cell>
          <table:table-cell table:style-name="Table1.A3" office:value-type="string">
            <text:p text:style-name="P12">1 2 1</text:p>
          </table:table-cell>
        </table:table-row>
      </table:table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1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366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1-03T21:33:42.735078798</dc:date>
    <meta:editing-duration>PT1H27M42S</meta:editing-duration>
    <meta:editing-cycles>32</meta:editing-cycles>
    <meta:print-date>2014-09-09T23:50:22.741847462</meta:print-date>
    <meta:document-statistic meta:table-count="1" meta:image-count="0" meta:object-count="0" meta:page-count="2" meta:paragraph-count="47" meta:word-count="480" meta:character-count="2212" meta:non-whitespace-character-count="1782"/>
  </office:meta>
</office:document-meta>
</file>